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9" style:family="paragraph" style:parent-style-name="Standard">
      <style:paragraph-properties fo:margin-left="0.4925in" fo:margin-right="0in" fo:text-indent="0in" style:auto-text-indent="false"/>
      <style:text-properties style:font-name="FreeSans" fo:font-size="11pt" officeooo:paragraph-rsid="0012b346" style:font-size-asian="11pt" style:font-size-complex="11pt"/>
    </style:style>
    <style:style style:name="P10"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11"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2"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3" style:family="paragraph" style:parent-style-name="Standard">
      <style:paragraph-properties fo:margin-left="0.9846in" fo:margin-right="0in" fo:text-indent="0in" style:auto-text-indent="false"/>
      <style:text-properties style:font-name="FreeSans" fo:font-size="11pt" officeooo:paragraph-rsid="0012b346" style:font-size-asian="11pt" style:font-size-complex="11pt"/>
    </style:style>
    <style:style style:name="P14"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15"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6"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P17" style:family="paragraph" style:parent-style-name="Standard">
      <style:paragraph-properties fo:margin-left="0in" fo:margin-right="0in" fo:text-indent="0in" style:auto-text-indent="false"/>
      <style:text-properties style:font-name="FreeSans" fo:font-size="11pt" officeooo:paragraph-rsid="0012b346" style:font-size-asian="11pt" style:font-size-complex="11pt"/>
    </style:style>
    <style:style style:name="P18" style:family="paragraph" style:parent-style-name="Standard" style:list-style-name="L1">
      <style:text-properties style:font-name="FreeSans" fo:font-size="11pt" style:font-size-asian="11pt" style:font-size-complex="11pt"/>
    </style:style>
    <style:style style:name="P19" style:family="paragraph" style:parent-style-name="Standard" style:list-style-name="L2">
      <style:text-properties style:font-name="FreeSans" fo:font-size="11pt" style:font-size-asian="11pt" style:font-size-complex="11pt"/>
    </style:style>
    <style:style style:name="P20"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21" style:family="paragraph" style:parent-style-name="Standard">
      <style:paragraph-properties fo:margin-left="0.9846in" fo:margin-right="0in" fo:text-indent="0in" style:auto-text-indent="false"/>
      <style:text-properties style:font-name="FreeSans" fo:font-size="11pt" officeooo:rsid="0012e774" officeooo:paragraph-rsid="0012e774" style:font-size-asian="11pt" style:font-size-complex="11pt"/>
    </style:style>
    <style:style style:name="P22" style:family="paragraph" style:parent-style-name="Standard">
      <style:paragraph-properties fo:margin-left="0.9846in" fo:margin-right="0in" fo:text-indent="0in" style:auto-text-indent="false"/>
      <style:text-properties style:font-name="FreeSans" fo:font-size="11pt" officeooo:rsid="0013b024" officeooo:paragraph-rsid="0013b024"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style:style style:name="T4" style:family="text">
      <style:text-properties officeooo:rsid="0012b346"/>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1986624043457845985" text:style-name="L1">
        <text:list-item>
          <text:p text:style-name="P18">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15">ANS. &lt;Question #&gt;: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5">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15">ANS. 1: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15">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15"/>
      <text:p text:style-name="P16">ANS. <text:span text:style-name="T3">9</text:span>: <text:s/></text:p>
      <text:p text:style-name="P8">Pivotal Tracker URL: <text:s/><text:span text:style-name="T3">https://www.pivotaltracker.com/n/projects/1339666/stories/94014924</text:span></text:p>
      <text:p text:style-name="P8">Owner Name: <text:s/><text:span text:style-name="T3">Benny Mei</text:span></text:p>
      <text:p text:style-name="P8">Initial Answer:</text:p>
      <text:p text:style-name="P12">a. <text:s text:c="3"/>Describe the typical characteristics of each.</text:p>
      <text:p text:style-name="P12">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2"><text:soft-page-break/></text:p>
      <text:p text:style-name="P12">For example, rational extroverts judge their colleagues based on results. Their top priority when making decisions is efficiency. Rational extroverts are good at making sound decisions quickly, and only cares about the bottom line.</text:p>
      <text:p text:style-name="P12"/>
      <text:p text:style-name="P12">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2"/>
      <text:p text:style-name="P12">Intuitive ex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2"/>
      <text:p text:style-name="P12">b. <text:s text:c="3"/>Describe how they would typically interact/communicate with others.</text:p>
      <text:p text:style-name="P12"/>
      <text:p text:style-name="P12">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2"/>
      <text:p text:style-name="P12">Rational introverts and intuitive introverts will ask others when work will be ready. Rational introverts will tend to ask why something hasn’t been finished. Intuitive introverts, however, will offer to help complete tasks.</text:p>
      <text:p text:style-name="P12"/>
      <text:p text:style-name="P12">c. <text:s text:c="3"/>Describe how you should interact/communicate with them in order to be effective.</text:p>
      <text:p text:style-name="P12"/>
      <text:p text:style-name="P12">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2"/>
      <text:p text:style-name="P12">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2"/>
      <text:p text:style-name="P12">References: Projects and People Slideshow available on the course website.</text:p>
      <text:p text:style-name="P11"/>
      <text:p text:style-name="P8">Collaborators: <text:s/>&lt;Collaborator names&gt;</text:p>
      <text:p text:style-name="P8">Collaborator URL: <text:s/>&lt;Hangout on Air URL&gt;</text:p>
      <text:p text:style-name="P8">Collaborator Comments:</text:p>
      <text:p text:style-name="P11">&lt;Comment, Name&gt;<text:line-break/>&lt;Comment, Name&gt; <text:s/>&lt;etc.&gt;</text:p>
      <text:p text:style-name="P8">Updated Answer:</text:p>
      <text:p text:style-name="P11">&lt;Updated Answer&gt;</text:p>
      <text:p text:style-name="P11">&lt;Additional References&gt;</text:p>
      <text:p text:style-name="P11"/>
      <text:p text:style-name="P8">Reviewer: <text:s/>&lt;Reviewer Names&gt;</text:p>
      <text:p text:style-name="P8">Review URL: <text:s/>&lt;Hangout on Air URL&gt;</text:p>
      <text:p text:style-name="P8">Reviewer Comments:</text:p>
      <text:p text:style-name="P11">&lt;Comment, Name&gt;</text:p>
      <text:p text:style-name="P11"><text:soft-page-break/>&lt;Comment, Name&gt; <text:s/>&lt;etc.&gt;</text:p>
      <text:p text:style-name="P8">Updated Answer:</text:p>
      <text:p text:style-name="P11">&lt;Updated Answer&gt;</text:p>
      <text:p text:style-name="P11">&lt;Additional References&gt;</text:p>
      <text:p text:style-name="P11"/>
      <text:p text:style-name="P8">Refactors:</text:p>
      <text:p text:style-name="P11">&lt;Comment, Name&gt;</text:p>
      <text:p text:style-name="P11">&lt;Updated Answer&gt;</text:p>
      <text:p text:style-name="P11">&lt;Additional References&gt;</text:p>
      <text:p text:style-name="P11"/>
      <text:p text:style-name="P11">&lt;Comment, Name&gt;</text:p>
      <text:p text:style-name="P11">&lt;Updated Answer&gt;</text:p>
      <text:p text:style-name="P11">&lt;Additional References&gt; &lt;for each refactor&gt;</text:p>
      <text:p text:style-name="P15"/>
      <text:p text:style-name="P15"/>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text:soft-page-break/>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text:soft-page-break/>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14">Class Moviegoer</text:p>
      <text:p text:style-name="P14"><text:s text:c="2"/>has_many:reviews</text:p>
      <text:p text:style-name="P10">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text:soft-page-break/>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7"/>
      <text:p text:style-name="P17">ANS. <text:span text:style-name="T4">30</text:span>: <text:s/></text:p>
      <text:p text:style-name="P9">Pivotal Tracker URL: <text:s/><text:span text:style-name="T4">https://www.pivotaltracker.com/n/projects/1339666/stories/94011192</text:span></text:p>
      <text:p text:style-name="P9">Owner Name: <text:s/><text:span text:style-name="T4">Benny Mei</text:span></text:p>
      <text:p text:style-name="P9">Initial Answer:</text:p>
      <text:p text:style-name="P21">a.<text:tab/>Define and describe each of the SOLID principles (as modified for Ruby on Rails applications) in detail.</text:p>
      <text:p text:style-name="P21"/>
      <text:p text:style-name="P21">SOLID is a set of five design principles that clean code should respect. The SOLID acronym describes sound design of interaction between classes. Using design smells to detect SOLID violations amongst classes is analogous to using code smells to detect violations of SOFA principles for good method design. </text:p>
      <text:p text:style-name="P21"/>
      <text:p text:style-name="P21">S - Single responsibility principle</text:p>
      <text:p text:style-name="P21">O - Open/Closed principle</text:p>
      <text:p text:style-name="P21">L - Liskov Substitution principle</text:p>
      <text:p text:style-name="P21">I - Injection of Dependencies principle</text:p>
      <text:p text:style-name="P21">D - Demeter Principle principle</text:p>
      <text:p text:style-name="P21"/>
      <text:p text:style-name="P21"><text:span text:style-name="T1">Single Responsibility</text:span> - A class should have one and only one reason to change.</text:p>
      <text:p text:style-name="P21"><text:span text:style-name="T1">Open/Closed</text:span> - Classes should be open for extension, but closed for modification.</text:p>
      <text:p text:style-name="P21"><text:span text:style-name="T1">Liskov Substitution</text:span> - Substituting a subclass for a class should preserve correct program behavior.</text:p>
      <text:p text:style-name="P21"><text:span text:style-name="T1">Injection of Dependencies</text:span> - Collaborating classes whose implementations may vary at runtime should depend on an intermediate “injected” dependency.</text:p>
      <text:p text:style-name="P21"><text:span text:style-name="T1">Demeter Principle</text:span> - Speak only to your friends; treat your friends’ friends as strangers.</text:p>
      <text:p text:style-name="P21"/>
      <text:p text:style-name="P22">In general, SOLID strives for a class architecture that avoids various problems that thwart productivity:<text:line-break/><text:tab/>Viscosity: it's easier to fix a problem using a quick hack, even if the engineer knows it's not</text:p>
      <text:p text:style-name="P22"><text:tab/><text:tab/><text:tab/>the right thing to do.<text:line-break/><text:soft-page-break/><text:tab/>Immobility: it's hard to be DRY and functionality is wired into the app so that it makes <text:tab/><text:tab/><text:tab/><text:tab/>extraction difficult.</text:p>
      <text:p text:style-name="P22"><text:tab/>Needless repetition: the app has similar functionality duplicated in multiple places. As a</text:p>
      <text:p text:style-name="P22"><text:tab/><text:tab/><text:tab/><text:tab/>result, small changes in functionality require a lot of little changes to <text:tab/><text:tab/><text:tab/><text:tab/>code and tests – shotgun surgery.</text:p>
      <text:p text:style-name="P22"><text:tab/>Needless complexity: The app's design reflects generality that was inserted before it was </text:p>
      <text:p text:style-name="P22"><text:tab/><text:tab/><text:tab/><text:tab/>needed.</text:p>
      <text:p text:style-name="P21"/>
      <text:p text:style-name="P21"/>
      <text:p text:style-name="P13">&lt;References&gt;</text:p>
      <text:p text:style-name="P13"/>
      <text:p text:style-name="P9">Collaborators: <text:s/>&lt;Collaborator names&gt;</text:p>
      <text:p text:style-name="P9">Collaborator URL: <text:s/>&lt;Hangout on Air URL&gt;</text:p>
      <text:p text:style-name="P9">Collaborator Comments:</text:p>
      <text:p text:style-name="P13">&lt;Comment, Name&gt;<text:line-break/>&lt;Comment, Name&gt; <text:s/>&lt;etc.&gt;</text:p>
      <text:p text:style-name="P9">Updated Answer:</text:p>
      <text:p text:style-name="P13">&lt;Updated Answer&gt;</text:p>
      <text:p text:style-name="P13">&lt;Additional References&gt;</text:p>
      <text:p text:style-name="P13"/>
      <text:p text:style-name="P9">Reviewer: <text:s/>&lt;Reviewer Names&gt;</text:p>
      <text:p text:style-name="P9">Review URL: <text:s/>&lt;Hangout on Air URL&gt;</text:p>
      <text:p text:style-name="P9">Reviewer Comments:</text:p>
      <text:p text:style-name="P13">&lt;Comment, Name&gt;</text:p>
      <text:p text:style-name="P13">&lt;Comment, Name&gt; <text:s/>&lt;etc.&gt;</text:p>
      <text:p text:style-name="P9">Updated Answer:</text:p>
      <text:p text:style-name="P13">&lt;Updated Answer&gt;</text:p>
      <text:p text:style-name="P13">&lt;Additional References&gt;</text:p>
      <text:p text:style-name="P13"/>
      <text:p text:style-name="P9">Refactors:</text:p>
      <text:p text:style-name="P13">&lt;Comment, Name&gt;</text:p>
      <text:p text:style-name="P13">&lt;Updated Answer&gt;</text:p>
      <text:p text:style-name="P13">&lt;Additional References&gt;</text:p>
      <text:p text:style-name="P13"/>
      <text:p text:style-name="P13">&lt;Comment, Name&gt;</text:p>
      <text:p text:style-name="P13">&lt;Updated Answer&gt;</text:p>
      <text:p text:style-name="P13">&lt;Additional References&gt; &lt;for each refactor&gt;</text:p>
      <text:p text:style-name="P7"/>
      <text:p text:style-name="P7"/>
      <text:p text:style-name="P7"/>
      <text:p text:style-name="P7"/>
      <text:p text:style-name="P1">31.<text:tab/>Answer the following:</text:p>
      <text:p text:style-name="P7">a.<text:tab/>Define responsiveness and discuss its components.</text:p>
      <text:p text:style-name="P7">b.<text:tab/>Discuss two measurements of latency and describe what they show.</text:p>
      <text:p text:style-name="P7">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3222724774708826292" text:style-name="L2">
        <text:list-item>
          <text:p text:style-name="P20">Define and describe software rejuvenation and discuss a major problem it alleviates.</text:p>
          <text:p text:style-name="P19"><text:soft-page-break/></text:p>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1"/>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10"><text:tab/>Have set of expert stakeholders determine criteria</text:p>
      <text:p text:style-name="P10"><text:tab/>Have each assign weight to each criteria anonymously</text:p>
      <text:p text:style-name="P10"><text:tab/>Discuss if wide variance</text:p>
      <text:p text:style-name="P10"><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07T21:54:07.518595234</dc:date>
    <meta:editing-duration>PT27M22S</meta:editing-duration>
    <meta:editing-cycles>6</meta:editing-cycles>
    <meta:generator>LibreOffice/4.3.7.2$Linux_X86_64 LibreOffice_project/430m0$Build-2</meta:generator>
    <meta:document-statistic meta:table-count="0" meta:image-count="0" meta:object-count="0" meta:page-count="19" meta:paragraph-count="552" meta:word-count="6137" meta:character-count="37987" meta:non-whitespace-character-count="31859"/>
  </office:meta>
</office:document-meta>
</file>